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cm" fo:margin-bottom="0.499cm" fo:line-height="200%" fo:text-indent="0cm"/>
    </style:style>
    <style:style style:name="P4" style:family="paragraph">
      <style:paragraph-properties fo:line-height="200%"/>
    </style:style>
    <style:style style:name="P5" style:family="paragraph">
      <style:paragraph-properties fo:line-height="150%"/>
    </style:style>
    <style:style style:name="P6" style:family="paragraph">
      <style:paragraph-properties fo:line-height="100%"/>
    </style:style>
    <style:style style:name="T1" style:family="text">
      <style:text-properties fo:color="#333333" style:text-outline="false" style:text-line-through-style="none" style:text-line-through-type="none" style:font-name="Noto Sans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Toward Advanced Python for Data Science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The Python Tooling Ecosyste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he Goal: Make Things Eas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ython program execution</text:p>
              </text:list-item>
              <text:list-item>
                <text:p>Virtual environments with pipenv</text:p>
              </text:list-item>
              <text:list-item>
                <text:p>Version control with git and GitFlow</text:p>
              </text:list-item>
              <text:list-item>
                <text:p>Testing with unittest, pytest and PyCharm</text:p>
              </text:list-item>
              <text:list-item>
                <text:p>PyCharm debugger features and tips</text:p>
              </text:list-item>
              <text:list-item>
                <text:p>Putting it all together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he Problems: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“My code is a mess!”</text:p>
              </text:list-item>
              <text:list-item>
                <text:p>“This package won’t install!”</text:p>
              </text:list-item>
              <text:list-item>
                <text:p>“I lost my work!”</text:p>
              </text:list-item>
              <text:list-item>
                <text:p>“It works for me!”</text:p>
              </text:list-item>
              <text:list-item>
                <text:p>“This code is too confusing.”</text:p>
              </text:list-item>
              <text:list-item>
                <text:p>“Why does this have to be so difficult?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ython program execution</text:p>
          </draw:text-box>
        </draw:frame>
        <draw:frame presentation:style-name="pr5" draw:text-style-name="P4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1">which python is yours?</text:span></text:p>
              </text:list-item>
              <text:list-item>
                <text:p text:style-name="P3"><text:span text:style-name="T1">__main__ vs. module</text:span></text:p>
              </text:list-item>
              <text:list-item>
                <text:p text:style-name="P3"><text:span text:style-name="T1">Command line</text:span></text:p>
              </text:list-item>
              <text:list-item>
                <text:p text:style-name="P3"><text:span text:style-name="T1">PyCharm I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Virtual Environments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item>
                <text:p text:style-name="P5">Pipenv installation artifacts</text:p>
              </text:list-item>
              <text:list-item>
                <text:p text:style-name="P5">Virtual environment structure and locations</text:p>
              </text:list-item>
              <text:list-item>
                <text:p text:style-name="P5">Easy to produce</text:p>
              </text:list-item>
              <text:list-item>
                <text:p text:style-name="P5">Cheap to destroy</text:p>
              </text:list-item>
              <text:list-item>
                <text:p text:style-name="P5">Dependency/Package manag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Version Control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item>
                <text:p text:style-name="P5">GitFlow branching strategy in your work</text:p>
              </text:list-item>
              <text:list-item>
                <text:p text:style-name="P5">What to commit</text:p>
              </text:list-item>
              <text:list-item>
                <text:p text:style-name="P5">When to commit </text:p>
              </text:list-item>
              <text:list-item>
                <text:p text:style-name="P5">Commit messages</text:p>
              </text:list-item>
              <text:list-item>
                <text:p text:style-name="P5">Merging in a collaborative environ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esting</text:p>
          </draw:text-box>
        </draw:frame>
        <draw:frame presentation:style-name="pr5" draw:text-style-name="P6" draw:layer="layout" svg:width="24cm" svg:height="12.18cm" svg:x="2cm" svg:y="6cm" presentation:class="outline">
          <draw:text-box>
            <text:list text:style-name="L3">
              <text:list-item>
                <text:p text:style-name="P6">unittest Python package</text:p>
              </text:list-item>
              <text:list-item>
                <text:p text:style-name="P6">UnitTest class and methods</text:p>
              </text:list-item>
              <text:list-item>
                <text:p text:style-name="P6">Assertions</text:p>
              </text:list-item>
              <text:list-item>
                <text:p text:style-name="P6">Developing test cases</text:p>
              </text:list-item>
              <text:list-item>
                <text:p text:style-name="P6">pytest and coverage reports</text:p>
              </text:list-item>
              <text:list-item>
                <text:p text:style-name="P6">Testing with the PyCharm IDE</text:p>
              </text:list-item>
              <text:list-item>
                <text:p text:style-name="P6">Environment variables matter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bugging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What does it do?</text:p>
              </text:list-item>
              <text:list-item>
                <text:p text:style-name="P5">Debugging main vs. debugging test</text:p>
              </text:list-item>
              <text:list-item>
                <text:p text:style-name="P5">Emphasis on code that is simple to run</text:p>
              </text:list-item>
              <text:list-item>
                <text:p text:style-name="P5">Breakpoints</text:p>
              </text:list-item>
              <text:list-item>
                <text:p text:style-name="P5">Inspecting variables at run time</text:p>
              </text:list-item>
              <text:list-item>
                <text:p text:style-name="P5">Evaluating expres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utting it all togethe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sing the python console and debugger</text:p>
              </text:list-item>
              <text:list-item>
                <text:p>Write the test to call the method</text:p>
              </text:list-item>
              <text:list-item>
                <text:p>Write the docstring</text:p>
              </text:list-item>
              <text:list-item>
                <text:p>Run the test so it will fail</text:p>
              </text:list-item>
              <text:list-item>
                <text:p>Implement method / Run test until success</text:p>
              </text:list-item>
              <text:list-item>
                <text:p>Correct your assertions</text:p>
              </text:list-item>
              <text:list-item>
                <text:p>Commit tests, code, and docu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2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2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3T14:45:53.459105874</meta:creation-date>
    <meta:editing-duration>PT22H33M22S</meta:editing-duration>
    <meta:editing-cycles>15</meta:editing-cycles>
    <meta:generator>LibreOffice/6.3.3.2$Linux_X86_64 LibreOffice_project/30$Build-2</meta:generator>
    <dc:title>Impress</dc:title>
    <dc:date>2019-12-15T10:49:44.692664535</dc:date>
    <meta:document-statistic meta:object-count="70"/>
  </office:meta>
</office:document-meta>
</file>